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  <style:text-properties style:font-name="Calibri"/>
    </style:style>
    <style:style style:name="P8" style:parent-style-name="Standard" style:family="paragraph">
      <style:paragraph-properties fo:text-align="justify"/>
      <style:text-properties style:font-name="Calibri"/>
    </style:style>
    <style:style style:name="P9" style:parent-style-name="Standard" style:family="paragraph">
      <style:paragraph-properties fo:text-align="justify"/>
      <style:text-properties style:font-name="Calibri"/>
    </style:style>
    <style:style style:name="P10" style:parent-style-name="Standard" style:family="paragraph">
      <style:paragraph-properties fo:text-align="justify"/>
      <style:text-properties style:font-name="Calibri"/>
    </style:style>
    <style:style style:name="P11" style:parent-style-name="Standard" style:family="paragraph">
      <style:paragraph-properties fo:text-align="justify"/>
      <style:text-properties style:font-name="Calibri"/>
    </style:style>
    <style:style style:name="P12" style:parent-style-name="Standard" style:family="paragraph">
      <style:paragraph-properties fo:text-align="justify"/>
      <style:text-properties style:font-name="Calibri"/>
    </style:style>
    <style:style style:name="P13" style:parent-style-name="Standard" style:family="paragraph">
      <style:paragraph-properties fo:text-align="justify"/>
    </style:style>
  </office:automatic-styles>
  <office:body>
    <office:text text:use-soft-page-breaks="true">
      <text:p text:style-name="P1"><text:bookmark-start text:name="_Hlk531020086"/>RAPPORT D’ACTIVITÉ INDIVIDUEL</text:p>
      <text:p text:style-name="P2"/>
      <text:p text:style-name="P3"/>
      <text:p text:style-name="P4">Semaine 3 du 26/11/2018 au 3/12/2018 :</text:p>
      <text:p text:style-name="P5"/>
      <text:p text:style-name="P6">Avancement du projet (template, chargement et mise en cache des images, début animation curseur) : 4h, début 29/11/2018 à 13h30. Ressources mobilisées :<text:s/>ordinateur personnel utilisé à 100%, caméra 360 utilisée à 10%.</text:p>
      <text:p text:style-name="P7"/>
      <text:p text:style-name="P8">Familiarisation avec le logiciel Git : 30m, début 29/11/2018 à 15h00. Ressources mobilisées : ordinateur personnel utilisé à 100%.<text:s/><text:bookmark-end text:name="_Hlk531020086"/></text:p>
      <text:p text:style-name="P9"/>
      <text:p text:style-name="P10">Avancement du projet (factorisation de code, position de la caméra après un changement de pièce…) : 5h, début 02/12/2018 à 12h30. Ressources mobilisées : ordinateur personnel utilisé à 100%.</text:p>
      <text:p text:style-name="P11"/>
      <text:p text:style-name="P12">Avancement du projet (animations) : 4h, début 03/12/2018 à 10h30. Ressources mobilisées : ordinateur personnel utilisé à 100%.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MORA Enzo 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zo MORA</meta:initial-creator>
    <dc:creator>Enzo MORA</dc:creator>
    <meta:creation-date>2018-11-29T16:34:00Z</meta:creation-date>
    <dc:date>2018-12-03T16:30:00Z</dc:date>
    <meta:template xlink:href="Normal" xlink:type="simple"/>
    <meta:editing-cycles>5</meta:editing-cycles>
    <meta:editing-duration>PT180S</meta:editing-duration>
    <meta:document-statistic meta:page-count="1" meta:paragraph-count="1" meta:word-count="114" meta:character-count="742" meta:row-count="5" meta:non-whitespace-character-count="629"/>
  </office:meta>
</office:document-meta>
</file>